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color="#ff3333" fo:language="ru" fo:country="RU"/>
    </style:style>
    <style:style style:name="P4" style:family="paragraph" style:parent-style-name="Standard">
      <style:text-properties fo:font-size="10pt" fo:language="en" fo:country="US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ределение сущностей</text:p>
      <text:p text:style-name="P1"/>
      <text:p text:style-name="P4">[<text:span text:style-name="T2">Здесь выписываю объекты после предварительного анализа требований, которые могут стать сущностями в архитектуре системы, будущие классы. Выделяю общности и изменчивости.</text:span>]</text:p>
      <text:p text:style-name="P4"/>
      <text:p text:style-name="P1">Список существительных из анализа требований, которые могут быть сущностями.</text:p>
      <text:p text:style-name="P1"/>
      <text:p text:style-name="P1">Персонаж</text:p>
      <text:p text:style-name="P1"/>
      <text:p text:style-name="P1">Раса</text:p>
      <text:p text:style-name="P1"><text:tab/>Может наследоваться персонажем, чтобы реализовать разное поведение. Каждая раса персонажа имеет какие-либо затраты на обслуживание, кислород, еда, энергия, ломается и надо ставить ПО. Можно сделать в виде сервиса. Если сервис не получен через время износа какой-то детали, ее износ может быть критичен или отключать часть функций персонажа. Критичный износ влияет на всю систему. То есть в течении установленного времени он выходит из строя или сразу по достижении порога износа, до потери функциональности или выхода из строя всего персонажа.</text:p>
      <text:p text:style-name="P1"/>
      <text:p text:style-name="P1">Атмосфера</text:p>
      <text:p text:style-name="P1"><text:tab/>Содержание кислорода может влиять на показатели объектов находящихся в ней.</text:p>
      <text:p text:style-name="P1"/>
      <text:p text:style-name="P1">Еда</text:p>
      <text:p text:style-name="P1"><text:tab/>Что-то что дает энергию персонажам.</text:p>
      <text:p text:style-name="P1"/>
      <text:p text:style-name="P1">Корабль</text:p>
      <text:p text:style-name="P1"><text:tab/>На нем передвигается персона</text:p>
      <text:p text:style-name="P3"><text:tab/>Члены экипажа это персонажи? То есть тоже игроки?</text:p>
      <text:p text:style-name="P3"><text:tab/>Или просто жестко привязаны к кораблю?</text:p>
      <text:p text:style-name="P3"><text:tab/>На разных кораблях может быть разное количество членов экипажа?</text:p>
      <text:p text:style-name="P3"><text:tab/></text:p>
      <text:p text:style-name="P3"><text:span text:style-name="T1">Атрибуты корабля</text:span></text:p>
      <text:p text:style-name="P3"><text:span text:style-name="T1"/></text:p>
      <text:p text:style-name="P3"><text:span text:style-name="T1"><text:tab/>Обязательные</text:span></text:p>
      <text:p text:style-name="P3"><text:span text:style-name="T1"><text:tab/>Кабина, двигатель, топливный бак - обязательные. Надо реализовать В виде отдельных атрибутов.</text:span></text:p>
      <text:p text:style-name="P3"><text:span text:style-name="T1"/></text:p>
      <text:p text:style-name="P3"><text:span text:style-name="T1"><text:tab/>Не обязательные:</text:span></text:p>
      <text:p text:style-name="P3"><text:span text:style-name="T1"><text:tab/>Щиты, кислород, оружие, пассажирский отсек, амбар.</text:span></text:p>
      <text:p text:style-name="P3"><text:span text:style-name="T1"><text:tab/>Кислород может быть частью состава атмосферы, которая влияет на персонажей на корабле, также быть в каких-то баках для запаса, а персонажи могут его расходовать, когда дышат.</text:span></text:p>
      <text:p text:style-name="P3"><text:span text:style-name="T1"/></text:p>
      <text:p text:style-name="P3"><text:span text:style-name="T1"><text:tab/>План корабля</text:span></text:p>
      <text:p text:style-name="P3"><text:span text:style-name="T1"><text:tab/>Может быть свойством корабля.</text:span></text:p>
      <text:p text:style-name="P3"><text:span text:style-name="T1"><text:tab/></text:span>На что влияет?</text:p>
      <text:p text:style-name="P3"><text:span text:style-name="T1"/></text:p>
      <text:p text:style-name="P3"><text:span text:style-name="T1"><text:tab/>Счет</text:span></text:p>
      <text:p text:style-name="P3"><text:span text:style-name="T1"><text:tab/>У игрока на нем хранятся какие-то валюты полученные от перевозки грузов, он может тратить эти деньги на покупку: апгрейдов, частей корабля... </text:span>Чего еще?</text:p>
      <text:p text:style-name="P3"><text:span text:style-name="T1"/></text:p>
      <text:p text:style-name="P3"><text:span text:style-name="T1"><text:tab/>Компания</text:span></text:p>
      <text:p text:style-name="P3"><text:span text:style-name="T1"><text:tab/>Заказчик перевозок, поставляет клиентов за часть выручки.</text:span></text:p>
      <text:p text:style-name="P3"><text:span text:style-name="T1"><text:tab/></text:span></text:p>
      <text:p text:style-name="P3"><text:soft-page-break/><text:span text:style-name="T1"><text:tab/></text:span>Как игрок осуществляет перевозки сам на себя? Где он берет заказы, если не в компании?</text:p>
      <text:p text:style-name="P3"><text:span text:style-name="T1"><text:tab/></text:span></text:p>
      <text:p text:style-name="P3"><text:span text:style-name="T1"><text:tab/>Рынок</text:span></text:p>
      <text:p text:style-name="P3"><text:span text:style-name="T1"><text:tab/>Имеет спрос и предложение</text:span></text:p>
      <text:p text:style-name="P3"><text:span text:style-name="T1"/></text:p>
      <text:p text:style-name="P3"><text:span text:style-name="T1"><text:tab/>Аукцион</text:span></text:p>
      <text:p text:style-name="P3"><text:span text:style-name="T1"><text:tab/>Подвид рынка, где есть только предожение</text:span></text:p>
      <text:p text:style-name="P3"><text:span text:style-name="T1"/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29S</meta:editing-duration>
    <meta:editing-cycles>26</meta:editing-cycles>
    <meta:generator>OpenOffice.org/3.4.1$Win32 OpenOffice.org_project/341m1$Build-9593</meta:generator>
    <dc:date>2015-04-30T14:13:33.52</dc:date>
    <meta:document-statistic meta:table-count="0" meta:image-count="0" meta:object-count="0" meta:page-count="2" meta:paragraph-count="37" meta:word-count="273" meta:character-count="1957"/>
    <meta:user-defined meta:name="Info 1"/>
    <meta:user-defined meta:name="Info 2"/>
    <meta:user-defined meta:name="Info 3"/>
    <meta:user-defined meta:name="Info 4"/>
  </office:meta>
</office:document-meta>
</file>